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1c5bbb" officeooo:paragraph-rsid="001c5b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lexity Analysis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8T06:04:38.648375761</meta:creation-date>
    <dc:date>2021-06-18T06:08:36.417879017</dc:date>
    <meta:editing-duration>PT3M58S</meta:editing-duration>
    <meta:editing-cycles>1</meta:editing-cycles>
    <meta:document-statistic meta:table-count="0" meta:image-count="0" meta:object-count="0" meta:page-count="1" meta:paragraph-count="1" meta:word-count="2" meta:character-count="20" meta:non-whitespace-character-count="19"/>
    <meta:generator>LibreOffice/6.1.5.2$Linux_X86_64 LibreOffice_project/10$Build-2</meta:generator>
  </office:meta>
</office:document-meta>
</file>